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os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_L</text:p>
          </table:table-cell>
          <table:table-cell office:value-type="string" table:style-name="ce1">
            <text:p>W_1</text:p>
          </table:table-cell>
          <table:table-cell office:value-type="string" table:style-name="ce1">
            <text:p>W_2</text:p>
          </table:table-cell>
          <table:table-cell table:style-name="ce1"/>
          <table:table-cell office:value-type="string" table:style-name="ce1">
            <text:p>W_1 + W_2</text:p>
          </table:table-cell>
          <table:table-cell office:value-type="string" table:style-name="ce1">
            <text:p>n (rpm)</text:p>
          </table:table-cell>
          <table:table-cell office:value-type="string" table:style-name="ce1">
            <text:p>s</text:p>
          </table:table-cell>
          <table:table-cell table:number-columns-repeated="2" table:style-name="ce1"/>
          <table:table-cell office:value-type="string" table:style-name="ce1">
            <text:p>rend</text:p>
          </table:table-cell>
          <table:table-cell office:value-type="string" table:style-name="ce1">
            <text:p>cos PHI</text:p>
          </table:table-cell>
          <table:table-cell office:value-type="string" table:style-name="ce1">
            <text:p>I_f</text:p>
          </table:table-cell>
          <table:table-cell office:value-type="string" table:style-name="ce1">
            <text:p>P_Cu1</text:p>
          </table:table-cell>
          <table:table-cell office:value-type="string" table:style-name="ce1">
            <text:p>P_k</text:p>
          </table:table-cell>
          <table:table-cell table:number-columns-repeated="1637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40" table:style-name="ce1">
            <text:p>240</text:p>
          </table:table-cell>
          <table:table-cell office:value-type="float" office:value="-130" table:style-name="ce2">
            <text:p>-130</text:p>
          </table:table-cell>
          <table:table-cell office:value-type="string" table:style-name="ce1">
            <text:p>P_0</text:p>
          </table:table-cell>
          <table:table-cell office:value-type="float" office:value="110" table:formula="of:=[.B3]+[.C3]" table:style-name="ce1">
            <text:p>110</text:p>
          </table:table-cell>
          <table:table-cell office:value-type="float" office:value="1497" table:style-name="ce1">
            <text:p>1497</text:p>
          </table:table-cell>
          <table:table-cell office:value-type="float" office:value="2E-3" table:formula="of:=([.$B$21]-[.F3])/[.$B$21]" table:style-name="ce1">
            <text:p>0,002</text:p>
          </table:table-cell>
          <table:table-cell office:value-type="float" office:value="0" table:formula="of:=([.E3]-[.N3])/[.E3]" table:style-name="ce1">
            <text:p>0</text:p>
          </table:table-cell>
          <table:table-cell office:value-type="float" office:value="0.998" table:formula="of:=1-[.G3]" table:style-name="ce1">
            <text:p>0,998</text:p>
          </table:table-cell>
          <table:table-cell office:value-type="float" office:value="0" table:formula="of:=[.H3]*[.I3]" table:style-name="ce1">
            <text:p>0</text:p>
          </table:table-cell>
          <table:table-cell office:value-type="float" office:value="0.16712770950226011" table:formula="of:=[.E3]/(SQRT(3)*[.$B$17]*[.A3])" table:style-name="ce1">
            <text:p>0,16712771</text:p>
          </table:table-cell>
          <table:table-cell office:value-type="float" office:value="0.57735026918962584" table:formula="of:=[.A3]/SQRT(3)" table:style-name="ce1">
            <text:p>0,577350269</text:p>
          </table:table-cell>
          <table:table-cell office:value-type="float" office:value="29.500000000000007" table:formula="of:=3*[.$B$23]*POWER([.L3];2)" table:style-name="ce1">
            <text:p>29,5</text:p>
          </table:table-cell>
          <table:table-cell office:value-type="float" office:value="110" table:formula="of:=[.M3]+[.$B$24]" table:style-name="ce1">
            <text:p>110</text:p>
          </table:table-cell>
          <table:table-cell table:number-columns-repeated="16370"/>
        </table:table-row>
        <table:table-row table:style-name="ro1">
          <table:table-cell office:value-type="float" office:value="1.1000000000000001" table:style-name="ce1">
            <text:p>1,1</text:p>
          </table:table-cell>
          <table:table-cell office:value-type="float" office:value="300" table:style-name="ce1">
            <text:p>300</text:p>
          </table:table-cell>
          <table:table-cell office:value-type="float" office:value="-60" table:style-name="ce1">
            <text:p>-60</text:p>
          </table:table-cell>
          <table:table-cell table:style-name="ce1"/>
          <table:table-cell office:value-type="float" office:value="240" table:formula="of:=[.B4]+[.C4]" table:style-name="ce1">
            <text:p>240</text:p>
          </table:table-cell>
          <table:table-cell office:value-type="float" office:value="1486" table:style-name="ce1">
            <text:p>1486</text:p>
          </table:table-cell>
          <table:table-cell office:value-type="float" office:value="9.3333333333333341E-3" table:formula="of:=([.$B$21]-[.F4])/[.$B$21]" table:style-name="ce1">
            <text:p>0,009333333</text:p>
          </table:table-cell>
          <table:table-cell office:value-type="float" office:value="0.51585416666666661" table:formula="of:=([.E4]-[.N4])/[.E4]" table:style-name="ce1">
            <text:p>0,515854167</text:p>
          </table:table-cell>
          <table:table-cell office:value-type="float" office:value="0.9906666666666667" table:formula="of:=1-[.G4]" table:style-name="ce1">
            <text:p>0,990666667</text:p>
          </table:table-cell>
          <table:table-cell office:value-type="float" office:value="0.51103952777777772" table:formula="of:=[.H4]*[.I4]" table:style-name="ce1">
            <text:p>0,511039528</text:p>
          </table:table-cell>
          <table:table-cell office:value-type="float" office:value="0.33149297752514401" table:formula="of:=[.E4]/(SQRT(3)*[.$B$17]*[.A4])" table:style-name="ce1">
            <text:p>0,331492978</text:p>
          </table:table-cell>
          <table:table-cell office:value-type="float" office:value="0.63508529610858844" table:formula="of:=[.A4]/SQRT(3)" table:style-name="ce1">
            <text:p>0,635085296</text:p>
          </table:table-cell>
          <table:table-cell office:value-type="float" office:value="35.695000000000007" table:formula="of:=3*[.$B$23]*POWER([.L4];2)" table:style-name="ce1">
            <text:p>35,695</text:p>
          </table:table-cell>
          <table:table-cell office:value-type="float" office:value="116.19500000000001" table:formula="of:=[.M4]+[.$B$24]" table:style-name="ce1">
            <text:p>116,195</text:p>
          </table:table-cell>
          <table:table-cell table:number-columns-repeated="16370"/>
        </table:table-row>
        <table:table-row table:style-name="ro1">
          <table:table-cell office:value-type="float" office:value="1.2" table:style-name="ce1">
            <text:p>1,2</text:p>
          </table:table-cell>
          <table:table-cell office:value-type="float" office:value="380" table:style-name="ce1">
            <text:p>38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40" table:formula="of:=[.B5]+[.C5]" table:style-name="ce1">
            <text:p>440</text:p>
          </table:table-cell>
          <table:table-cell office:value-type="float" office:value="1474" table:style-name="ce1">
            <text:p>1474</text:p>
          </table:table-cell>
          <table:table-cell office:value-type="float" office:value="1.7333333333333333E-2" table:formula="of:=([.$B$21]-[.F5])/[.$B$21]" table:style-name="ce1">
            <text:p>0,017333333</text:p>
          </table:table-cell>
          <table:table-cell office:value-type="float" office:value="0.72049999999999992" table:formula="of:=([.E5]-[.N5])/[.E5]" table:style-name="ce1">
            <text:p>0,7205</text:p>
          </table:table-cell>
          <table:table-cell office:value-type="float" office:value="0.98266666666666669" table:formula="of:=1-[.G5]" table:style-name="ce1">
            <text:p>0,982666667</text:p>
          </table:table-cell>
          <table:table-cell office:value-type="float" office:value="0.70801133333333321" table:formula="of:=[.H5]*[.I5]" table:style-name="ce1">
            <text:p>0,708011333</text:p>
          </table:table-cell>
          <table:table-cell office:value-type="float" office:value="0.55709236500753367" table:formula="of:=[.E5]/(SQRT(3)*[.$B$17]*[.A5])" table:style-name="ce1">
            <text:p>0,557092365</text:p>
          </table:table-cell>
          <table:table-cell office:value-type="float" office:value="0.69282032302755092" table:formula="of:=[.A5]/SQRT(3)" table:style-name="ce1">
            <text:p>0,692820323</text:p>
          </table:table-cell>
          <table:table-cell office:value-type="float" office:value="42.48" table:formula="of:=3*[.$B$23]*POWER([.L5];2)" table:style-name="ce1">
            <text:p>42,48</text:p>
          </table:table-cell>
          <table:table-cell office:value-type="float" office:value="122.97999999999999" table:formula="of:=[.M5]+[.$B$24]" table:style-name="ce1">
            <text:p>122,98</text:p>
          </table:table-cell>
          <table:table-cell table:number-columns-repeated="16370"/>
        </table:table-row>
        <table:table-row table:style-name="ro1">
          <table:table-cell office:value-type="float" office:value="1.3" table:style-name="ce1">
            <text:p>1,3</text:p>
          </table:table-cell>
          <table:table-cell office:value-type="float" office:value="440" table:style-name="ce1">
            <text:p>44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60" table:formula="of:=[.B6]+[.C6]" table:style-name="ce1">
            <text:p>560</text:p>
          </table:table-cell>
          <table:table-cell office:value-type="float" office:value="1465" table:style-name="ce1">
            <text:p>1465</text:p>
          </table:table-cell>
          <table:table-cell office:value-type="float" office:value="2.3333333333333334E-2" table:formula="of:=([.$B$21]-[.F6])/[.$B$21]" table:style-name="ce1">
            <text:p>0,023333333</text:p>
          </table:table-cell>
          <table:table-cell office:value-type="float" office:value="0.76722321428571427" table:formula="of:=([.E6]-[.N6])/[.E6]" table:style-name="ce1">
            <text:p>0,767223214</text:p>
          </table:table-cell>
          <table:table-cell office:value-type="float" office:value="0.97666666666666668" table:formula="of:=1-[.G6]" table:style-name="ce1">
            <text:p>0,976666667</text:p>
          </table:table-cell>
          <table:table-cell office:value-type="float" office:value="0.74932133928571432" table:formula="of:=[.H6]*[.I6]" table:style-name="ce1">
            <text:p>0,749321339</text:p>
          </table:table-cell>
          <table:table-cell office:value-type="float" office:value="0.65448613511374587" table:formula="of:=[.E6]/(SQRT(3)*[.$B$17]*[.A6])" table:style-name="ce1">
            <text:p>0,654486135</text:p>
          </table:table-cell>
          <table:table-cell office:value-type="float" office:value="0.75055534994651352" table:formula="of:=[.A6]/SQRT(3)" table:style-name="ce1">
            <text:p>0,75055535</text:p>
          </table:table-cell>
          <table:table-cell office:value-type="float" office:value="49.855000000000004" table:formula="of:=3*[.$B$23]*POWER([.L6];2)" table:style-name="ce1">
            <text:p>49,855</text:p>
          </table:table-cell>
          <table:table-cell office:value-type="float" office:value="130.35500000000002" table:formula="of:=[.M6]+[.$B$24]" table:style-name="ce1">
            <text:p>130,355</text:p>
          </table:table-cell>
          <table:table-cell table:number-columns-repeated="16370"/>
        </table:table-row>
        <table:table-row table:style-name="ro1">
          <table:table-cell office:value-type="float" office:value="1.4" table:style-name="ce1">
            <text:p>1,4</text:p>
          </table:table-cell>
          <table:table-cell office:value-type="float" office:value="480" table:style-name="ce1">
            <text:p>480</text:p>
          </table:table-cell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640" table:formula="of:=[.B7]+[.C7]" table:style-name="ce1">
            <text:p>640</text:p>
          </table:table-cell>
          <table:table-cell office:value-type="float" office:value="1460" table:style-name="ce1">
            <text:p>1460</text:p>
          </table:table-cell>
          <table:table-cell office:value-type="float" office:value="2.6666666666666668E-2" table:formula="of:=([.$B$21]-[.F7])/[.$B$21]" table:style-name="ce1">
            <text:p>0,026666667</text:p>
          </table:table-cell>
          <table:table-cell office:value-type="float" office:value="0.78387499999999999" table:formula="of:=([.E7]-[.N7])/[.E7]" table:style-name="ce1">
            <text:p>0,783875</text:p>
          </table:table-cell>
          <table:table-cell office:value-type="float" office:value="0.97333333333333338" table:formula="of:=1-[.G7]" table:style-name="ce1">
            <text:p>0,973333333</text:p>
          </table:table-cell>
          <table:table-cell office:value-type="float" office:value="0.76297166666666671" table:formula="of:=[.H7]*[.I7]" table:style-name="ce1">
            <text:p>0,762971667</text:p>
          </table:table-cell>
          <table:table-cell office:value-type="float" office:value="0.69455671481458747" table:formula="of:=[.E7]/(SQRT(3)*[.$B$17]*[.A7])" table:style-name="ce1">
            <text:p>0,694556715</text:p>
          </table:table-cell>
          <table:table-cell office:value-type="float" office:value="0.80829037686547611" table:formula="of:=[.A7]/SQRT(3)" table:style-name="ce1">
            <text:p>0,808290377</text:p>
          </table:table-cell>
          <table:table-cell office:value-type="float" office:value="57.820000000000007" table:formula="of:=3*[.$B$23]*POWER([.L7];2)" table:style-name="ce1">
            <text:p>57,82</text:p>
          </table:table-cell>
          <table:table-cell office:value-type="float" office:value="138.32" table:formula="of:=[.M7]+[.$B$24]" table:style-name="ce1">
            <text:p>138,32</text:p>
          </table:table-cell>
          <table:table-cell table:number-columns-repeated="16370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560" table:style-name="ce1">
            <text:p>560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760" table:formula="of:=[.B8]+[.C8]" table:style-name="ce1">
            <text:p>760</text:p>
          </table:table-cell>
          <table:table-cell office:value-type="float" office:value="1452" table:style-name="ce1">
            <text:p>1452</text:p>
          </table:table-cell>
          <table:table-cell office:value-type="float" office:value="3.2000000000000001E-2" table:formula="of:=([.$B$21]-[.F8])/[.$B$21]" table:style-name="ce1">
            <text:p>0,032</text:p>
          </table:table-cell>
          <table:table-cell office:value-type="float" office:value="0.80674342105263153" table:formula="of:=([.E8]-[.N8])/[.E8]" table:style-name="ce1">
            <text:p>0,806743421</text:p>
          </table:table-cell>
          <table:table-cell office:value-type="float" office:value="0.96799999999999997" table:formula="of:=1-[.G8]" table:style-name="ce1">
            <text:p>0,968</text:p>
          </table:table-cell>
          <table:table-cell office:value-type="float" office:value="0.78092763157894729" table:formula="of:=[.H8]*[.I8]" table:style-name="ce1">
            <text:p>0,780927632</text:p>
          </table:table-cell>
          <table:table-cell office:value-type="float" office:value="0.76980035891950105" table:formula="of:=[.E8]/(SQRT(3)*[.$B$17]*[.A8])" table:style-name="ce1">
            <text:p>0,769800359</text:p>
          </table:table-cell>
          <table:table-cell office:value-type="float" office:value="0.86602540378443871" table:formula="of:=[.A8]/SQRT(3)" table:style-name="ce1">
            <text:p>0,866025404</text:p>
          </table:table-cell>
          <table:table-cell office:value-type="float" office:value="66.375000000000014" table:formula="of:=3*[.$B$23]*POWER([.L8];2)" table:style-name="ce1">
            <text:p>66,375</text:p>
          </table:table-cell>
          <table:table-cell office:value-type="float" office:value="146.875" table:formula="of:=[.M8]+[.$B$24]" table:style-name="ce1">
            <text:p>146,875</text:p>
          </table:table-cell>
          <table:table-cell table:number-columns-repeated="16370"/>
        </table:table-row>
        <table:table-row table:style-name="ro1">
          <table:table-cell office:value-type="float" office:value="1.6" table:style-name="ce1">
            <text:p>1,6</text:p>
          </table:table-cell>
          <table:table-cell office:value-type="float" office:value="600" table:style-name="ce1">
            <text:p>600</text:p>
          </table:table-cell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840" table:formula="of:=[.B9]+[.C9]" table:style-name="ce1">
            <text:p>840</text:p>
          </table:table-cell>
          <table:table-cell office:value-type="float" office:value="1445" table:style-name="ce1">
            <text:p>1445</text:p>
          </table:table-cell>
          <table:table-cell office:value-type="float" office:value="3.6666666666666667E-2" table:formula="of:=([.$B$21]-[.F9])/[.$B$21]" table:style-name="ce1">
            <text:p>0,036666667</text:p>
          </table:table-cell>
          <table:table-cell office:value-type="float" office:value="0.81426190476190474" table:formula="of:=([.E9]-[.N9])/[.E9]" table:style-name="ce1">
            <text:p>0,814261905</text:p>
          </table:table-cell>
          <table:table-cell office:value-type="float" office:value="0.96333333333333337" table:formula="of:=1-[.G9]" table:style-name="ce1">
            <text:p>0,963333333</text:p>
          </table:table-cell>
          <table:table-cell office:value-type="float" office:value="0.78440563492063498" table:formula="of:=[.H9]*[.I9]" table:style-name="ce1">
            <text:p>0,784405635</text:p>
          </table:table-cell>
          <table:table-cell office:value-type="float" office:value="0.79765497716987777" table:formula="of:=[.E9]/(SQRT(3)*[.$B$17]*[.A9])" table:style-name="ce1">
            <text:p>0,797654977</text:p>
          </table:table-cell>
          <table:table-cell office:value-type="float" office:value="0.9237604307034013" table:formula="of:=[.A9]/SQRT(3)" table:style-name="ce1">
            <text:p>0,923760431</text:p>
          </table:table-cell>
          <table:table-cell office:value-type="float" office:value="75.52000000000001" table:formula="of:=3*[.$B$23]*POWER([.L9];2)" table:style-name="ce1">
            <text:p>75,52</text:p>
          </table:table-cell>
          <table:table-cell office:value-type="float" office:value="156.02000000000001" table:formula="of:=[.M9]+[.$B$24]" table:style-name="ce1">
            <text:p>156,02</text:p>
          </table:table-cell>
          <table:table-cell table:number-columns-repeated="16370"/>
        </table:table-row>
        <table:table-row table:style-name="ro1">
          <table:table-cell office:value-type="float" office:value="1.7" table:style-name="ce1">
            <text:p>1,7</text:p>
          </table:table-cell>
          <table:table-cell office:value-type="float" office:value="640" table:style-name="ce1">
            <text:p>640</text:p>
          </table:table-cell>
          <table:table-cell office:value-type="float" office:value="260" table:style-name="ce1">
            <text:p>260</text:p>
          </table:table-cell>
          <table:table-cell table:style-name="ce1"/>
          <table:table-cell office:value-type="float" office:value="900" table:formula="of:=[.B10]+[.C10]" table:style-name="ce1">
            <text:p>900</text:p>
          </table:table-cell>
          <table:table-cell office:value-type="float" office:value="1438" table:style-name="ce1">
            <text:p>1438</text:p>
          </table:table-cell>
          <table:table-cell office:value-type="float" office:value="4.1333333333333333E-2" table:formula="of:=([.$B$21]-[.F10])/[.$B$21]" table:style-name="ce1">
            <text:p>0,041333333</text:p>
          </table:table-cell>
          <table:table-cell office:value-type="float" office:value="0.81582777777777782" table:formula="of:=([.E10]-[.N10])/[.E10]" table:style-name="ce1">
            <text:p>0,815827778</text:p>
          </table:table-cell>
          <table:table-cell office:value-type="float" office:value="0.95866666666666667" table:formula="of:=1-[.G10]" table:style-name="ce1">
            <text:p>0,958666667</text:p>
          </table:table-cell>
          <table:table-cell office:value-type="float" office:value="0.78210689629629637" table:formula="of:=[.H10]*[.I10]" table:style-name="ce1">
            <text:p>0,782106896</text:p>
          </table:table-cell>
          <table:table-cell office:value-type="float" office:value="0.80435796017130534" table:formula="of:=[.E10]/(SQRT(3)*[.$B$17]*[.A10])" table:style-name="ce1">
            <text:p>0,80435796</text:p>
          </table:table-cell>
          <table:table-cell office:value-type="float" office:value="0.98149545762236379" table:formula="of:=[.A10]/SQRT(3)" table:style-name="ce1">
            <text:p>0,981495458</text:p>
          </table:table-cell>
          <table:table-cell office:value-type="float" office:value="85.254999999999995" table:formula="of:=3*[.$B$23]*POWER([.L10];2)" table:style-name="ce1">
            <text:p>85,255</text:p>
          </table:table-cell>
          <table:table-cell office:value-type="float" office:value="165.755" table:formula="of:=[.M10]+[.$B$24]" table:style-name="ce1">
            <text:p>165,755</text:p>
          </table:table-cell>
          <table:table-cell table:number-columns-repeated="16370"/>
        </table:table-row>
        <table:table-row table:style-name="ro1">
          <table:table-cell office:value-type="float" office:value="1.8" table:style-name="ce1">
            <text:p>1,8</text:p>
          </table:table-cell>
          <table:table-cell office:value-type="float" office:value="680" table:style-name="ce1">
            <text:p>68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980" table:formula="of:=[.B11]+[.C11]" table:style-name="ce1">
            <text:p>980</text:p>
          </table:table-cell>
          <table:table-cell office:value-type="float" office:value="1431" table:style-name="ce1">
            <text:p>1431</text:p>
          </table:table-cell>
          <table:table-cell office:value-type="float" office:value="4.5999999999999999E-2" table:formula="of:=([.$B$21]-[.F11])/[.$B$21]" table:style-name="ce1">
            <text:p>0,046</text:p>
          </table:table-cell>
          <table:table-cell office:value-type="float" office:value="0.82032653061224481" table:formula="of:=([.E11]-[.N11])/[.E11]" table:style-name="ce1">
            <text:p>0,820326531</text:p>
          </table:table-cell>
          <table:table-cell office:value-type="float" office:value="0.95399999999999996" table:formula="of:=1-[.G11]" table:style-name="ce1">
            <text:p>0,954</text:p>
          </table:table-cell>
          <table:table-cell office:value-type="float" office:value="0.78259151020408146" table:formula="of:=[.H11]*[.I11]" table:style-name="ce1">
            <text:p>0,78259151</text:p>
          </table:table-cell>
          <table:table-cell office:value-type="float" office:value="0.8271977541020954" table:formula="of:=[.E11]/(SQRT(3)*[.$B$17]*[.A11])" table:style-name="ce1">
            <text:p>0,827197754</text:p>
          </table:table-cell>
          <table:table-cell office:value-type="float" office:value="1.0392304845413265" table:formula="of:=[.A11]/SQRT(3)" table:style-name="ce1">
            <text:p>1,039230485</text:p>
          </table:table-cell>
          <table:table-cell office:value-type="float" office:value="95.580000000000027" table:formula="of:=3*[.$B$23]*POWER([.L11];2)" table:style-name="ce1">
            <text:p>95,58</text:p>
          </table:table-cell>
          <table:table-cell office:value-type="float" office:value="176.08000000000004" table:formula="of:=[.M11]+[.$B$24]" table:style-name="ce1">
            <text:p>176,08</text:p>
          </table:table-cell>
          <table:table-cell table:number-columns-repeated="16370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720" table:style-name="ce1">
            <text:p>720</text:p>
          </table:table-cell>
          <table:table-cell office:value-type="float" office:value="320" table:style-name="ce1">
            <text:p>320</text:p>
          </table:table-cell>
          <table:table-cell table:style-name="ce1"/>
          <table:table-cell office:value-type="float" office:value="1040" table:formula="of:=[.B12]+[.C12]" table:style-name="ce1">
            <text:p>1040</text:p>
          </table:table-cell>
          <table:table-cell office:value-type="float" office:value="1424" table:style-name="ce1">
            <text:p>1424</text:p>
          </table:table-cell>
          <table:table-cell office:value-type="float" office:value="5.0666666666666665E-2" table:formula="of:=([.$B$21]-[.F12])/[.$B$21]" table:style-name="ce1">
            <text:p>0,050666667</text:p>
          </table:table-cell>
          <table:table-cell office:value-type="float" office:value="0.82019711538461537" table:formula="of:=([.E12]-[.N12])/[.E12]" table:style-name="ce1">
            <text:p>0,820197115</text:p>
          </table:table-cell>
          <table:table-cell office:value-type="float" office:value="0.94933333333333336" table:formula="of:=1-[.G12]" table:style-name="ce1">
            <text:p>0,949333333</text:p>
          </table:table-cell>
          <table:table-cell office:value-type="float" office:value="0.77864046153846156" table:formula="of:=[.H12]*[.I12]" table:style-name="ce1">
            <text:p>0,778640462</text:p>
          </table:table-cell>
          <table:table-cell office:value-type="float" office:value="0.83164027694904563" table:formula="of:=[.E12]/(SQRT(3)*[.$B$17]*[.A12])" table:style-name="ce1">
            <text:p>0,831640277</text:p>
          </table:table-cell>
          <table:table-cell office:value-type="float" office:value="1.096965511460289" table:formula="of:=[.A12]/SQRT(3)" table:style-name="ce1">
            <text:p>1,096965511</text:p>
          </table:table-cell>
          <table:table-cell office:value-type="float" office:value="106.495" table:formula="of:=3*[.$B$23]*POWER([.L12];2)" table:style-name="ce1">
            <text:p>106,495</text:p>
          </table:table-cell>
          <table:table-cell office:value-type="float" office:value="186.995" table:formula="of:=[.M12]+[.$B$24]" table:style-name="ce1">
            <text:p>186,995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60" table:style-name="ce1">
            <text:p>760</text:p>
          </table:table-cell>
          <table:table-cell office:value-type="float" office:value="360" table:style-name="ce1">
            <text:p>360</text:p>
          </table:table-cell>
          <table:table-cell table:style-name="ce1"/>
          <table:table-cell office:value-type="float" office:value="1120" table:formula="of:=[.B13]+[.C13]" table:style-name="ce1">
            <text:p>1120</text:p>
          </table:table-cell>
          <table:table-cell office:value-type="float" office:value="1417" table:style-name="ce1">
            <text:p>1417</text:p>
          </table:table-cell>
          <table:table-cell office:value-type="float" office:value="5.5333333333333332E-2" table:formula="of:=([.$B$21]-[.F13])/[.$B$21]" table:style-name="ce1">
            <text:p>0,055333333</text:p>
          </table:table-cell>
          <table:table-cell office:value-type="float" office:value="0.82276785714285716" table:formula="of:=([.E13]-[.N13])/[.E13]" table:style-name="ce1">
            <text:p>0,822767857</text:p>
          </table:table-cell>
          <table:table-cell office:value-type="float" office:value="0.94466666666666665" table:formula="of:=1-[.G13]" table:style-name="ce1">
            <text:p>0,944666667</text:p>
          </table:table-cell>
          <table:table-cell office:value-type="float" office:value="0.77724136904761909" table:formula="of:=[.H13]*[.I13]" table:style-name="ce1">
            <text:p>0,777241369</text:p>
          </table:table-cell>
          <table:table-cell office:value-type="float" office:value="0.85083197564786961" table:formula="of:=[.E13]/(SQRT(3)*[.$B$17]*[.A13])" table:style-name="ce1">
            <text:p>0,850831976</text:p>
          </table:table-cell>
          <table:table-cell office:value-type="float" office:value="1.1547005383792517" table:formula="of:=[.A13]/SQRT(3)" table:style-name="ce1">
            <text:p>1,154700538</text:p>
          </table:table-cell>
          <table:table-cell office:value-type="float" office:value="118.00000000000003" table:formula="of:=3*[.$B$23]*POWER([.L13];2)" table:style-name="ce1">
            <text:p>118</text:p>
          </table:table-cell>
          <table:table-cell office:value-type="float" office:value="198.50000000000003" table:formula="of:=[.M13]+[.$B$24]" table:style-name="ce1">
            <text:p>198,5</text:p>
          </table:table-cell>
          <table:table-cell table:number-columns-repeated="163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V</text:p>
          </table:table-cell>
          <table:table-cell office:value-type="float" office:value="380" table:style-name="ce1">
            <text:p>38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1</text:p>
          </table:table-cell>
          <table:table-cell office:value-type="float" office:value="1500" table:formula="of:=60*[.B19]/[.B20]" table:style-name="ce1">
            <text:p>15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</text:p>
          </table:table-cell>
          <table:table-cell office:value-type="float" office:value="29.5" table:style-name="ce1">
            <text:p>29,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_k</text:p>
          </table:table-cell>
          <table:table-cell office:value-type="float" office:value="80.5" table:formula="of:=[.E3]-[.M3]" table:style-name="ce1">
            <text:p>80,5</text:p>
          </table:table-cell>
          <table:table-cell table:number-columns-repeated="16382"/>
        </table:table-row>
        <table:table-row table:number-rows-repeated="1048552" table:style-name="ro1">
          <table:table-cell table:number-columns-repeated="16384"/>
        </table:table-row>
      </table:table>
      <table:table table:name="RPM(I_L)" table:style-name="ta1">
        <table:shapes>
          <draw:frame draw:z-index="1" draw:id="id0" draw:style-name="a0" svg:x="0.85551in" svg:y="1.00748in" svg:width="6.29764in" svg:height="3.5385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rend(I_L)" table:style-name="ta1">
        <table:shapes>
          <draw:frame draw:z-index="1" draw:id="id1" draw:style-name="a1" svg:x="0.94764in" svg:y="1.01575in" svg:width="8.20118in" svg:height="4.6082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cosPHI(I_L)" table:style-name="ta1">
        <table:shapes>
          <draw:frame draw:z-index="1" draw:id="id2" draw:style-name="a2" svg:x="0.93071in" svg:y="0.88031in" svg:width="6.29803in" svg:height="3.5385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13</meta:generator>
    <dc:title/>
    <dc:description/>
    <dc:subject/>
    <meta:initial-creator/>
    <dc:creator>ECHEDEY LUIS ALVAREZ</dc:creator>
    <meta:creation-date>2022-03-09T11:08:05Z</meta:creation-date>
    <dc:date>2022-03-17T15:48:38Z</dc:date>
    <meta:editing-cycles>7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inimum="0.9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000000" svg:stroke-opacity="100%" draw:stroke-linejoin="round" svg:stroke-linecap="butt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Mi1">
      <style:graphic-properties draw:fill="none" draw:stroke="solid" svg:stroke-width="0.00694in" svg:stroke-color="#bcbcbc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4.7777165354331pt" svg:width="453.4300787401575pt" chart:style-name="Crt0">
        <chart:title chart:style-name="CT00">
          <text:p text:style-name="a0" text:class-names="" text:cond-style-name="">Velocidad de giro respecto de intensidad consumid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Velocidad angular (rp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ntensidad absorbida (A)</text:p>
            </chart:title>
            <chart:grid chart:class="major" chart:style-name="GMa1"/>
            <chart:grid chart:class="minor" chart:style-name="GMi1"/>
          </chart:axis>
          <chart:series chart:values-cell-range-address="Datos.F3:.F13" chart:class="chart:scatter" chart:attached-axis="primary-y" chart:style-name="G0S0">
            <chart:domain table:cell-range-address="Datos.A3:.A13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inimum="0.9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000000" svg:stroke-opacity="100%" draw:stroke-linejoin="round" svg:stroke-linecap="butt"/>
    </style:style>
    <style:style style:family="chart" style:name="G0S0">
      <style:chart-properties chart:symbol-type="named-symbol" chart:symbol-name="circle" chart:symbol-width="0.09722in" chart:symbol-height="0.09722in" chart:connect-bars="false" chart:solid-type="cuboid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Mi1">
      <style:graphic-properties draw:fill="none" draw:stroke="solid" svg:stroke-width="0.00694in" svg:stroke-color="#bcbcbc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31.7954330708661pt" svg:width="590.4848818897638pt" chart:style-name="Crt0">
        <chart:title chart:style-name="CT00">
          <text:p text:style-name="a0" text:class-names="" text:cond-style-name="">Rendimiento respecto intensidad consumid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endimiento (adim.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ntensidad absorbida (A)</text:p>
            </chart:title>
            <chart:grid chart:class="major" chart:style-name="GMa1"/>
            <chart:grid chart:class="minor" chart:style-name="GMi1"/>
          </chart:axis>
          <chart:series chart:values-cell-range-address="Datos.J3:.J13" chart:class="chart:scatter" chart:attached-axis="primary-y" chart:style-name="G0S0">
            <chart:domain table:cell-range-address="Datos.A3:.A13"/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inimum="0.9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000000" svg:stroke-opacity="100%" draw:stroke-linejoin="round" svg:stroke-linecap="butt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GMi1">
      <style:graphic-properties draw:fill="none" draw:stroke="solid" svg:stroke-width="0.00694in" svg:stroke-color="#bcbcbc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4.7777165354331pt" svg:width="453.4581102362205pt" chart:style-name="Crt0">
        <chart:title chart:style-name="CT00">
          <text:p text:style-name="a0" text:class-names="" text:cond-style-name="">Factor de potencia respecto a la intensidad consumid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actor de potencia (adim.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ntensidad absorbida (A)</text:p>
            </chart:title>
            <chart:grid chart:class="major" chart:style-name="GMa1"/>
            <chart:grid chart:class="minor" chart:style-name="GMi1"/>
          </chart:axis>
          <chart:series chart:values-cell-range-address="Datos.K3:.K13" chart:class="chart:scatter" chart:attached-axis="primary-y" chart:style-name="G0S0">
            <chart:domain table:cell-range-address="Datos.A3:.A13"/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